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5d0" officeooo:paragraph-rsid="001795d0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text-properties officeooo:rsid="00186eff" officeooo:paragraph-rsid="00186eff"/>
    </style:style>
    <style:style style:name="P4" style:family="paragraph" style:parent-style-name="Standard">
      <style:text-properties officeooo:rsid="001795d0" officeooo:paragraph-rsid="001795d0" fo:background-color="#ffff00"/>
    </style:style>
    <style:style style:name="P5" style:family="paragraph" style:parent-style-name="Standard">
      <style:text-properties officeooo:rsid="001795d0" officeooo:paragraph-rsid="001795d0"/>
    </style:style>
    <style:style style:name="P6" style:family="paragraph" style:parent-style-name="Standard">
      <style:text-properties officeooo:rsid="00186eff" officeooo:paragraph-rsid="00186eff"/>
    </style:style>
    <style:style style:name="P7" style:family="paragraph" style:parent-style-name="Standard">
      <style:text-properties officeooo:paragraph-rsid="00186eff"/>
    </style:style>
    <style:style style:name="P8" style:family="paragraph" style:parent-style-name="Text_20_body">
      <style:text-properties officeooo:rsid="001795d0" officeooo:paragraph-rsid="001795d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86e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ACTICA 4 </text:p>
      <text:p text:style-name="P4">TEST </text:p>
      <text:p text:style-name="P1"/>
      <text:p text:style-name="P1"><text:span text:style-name="T2">Test unitarios</text:span> </text:p>
      <text:p text:style-name="P1">Para ejecutar los test de un modulo especifico <text:line-break/><text:line-break/>pytest app/modules/notepad/tests/test_unit.py </text:p>
      <text:p text:style-name="P1"/>
      <text:p text:style-name="P6">Para probar el coverage total <text:line-break/>pytest --cov=app app/modules/</text:p>
      <text:p text:style-name="P1"/>
      <text:p text:style-name="P6"><text:span text:style-name="T2">Test de Integración</text:span> </text:p>
      <text:p text:style-name="P6"/>
      <text:p text:style-name="P6">Para ejecutarlos <text:line-break/>pytest app/modules/notepad/tests/test_integracion.py</text:p>
      <text:p text:style-name="P1"/>
      <text:p text:style-name="P1"><text:span text:style-name="T2">Test de carga locustfile</text:span> </text:p>
      <text:p text:style-name="P8">Locust simulará múltiples usuarios accediendo a la aplicación simultáneamente, realizando operaciones como cargar la lista de tareas y agregar nuevas tareas. </text:p>
      <text:p text:style-name="P1"/>
      <text:p text:style-name="P1"/>
      <text:p text:style-name="P1">Tener la app en ejecucion , flask run </text:p>
      <text:p text:style-name="P1"/>
      <text:p text:style-name="P1">locust -f <text:s/>app/modules/notepad/tests/locustfile.py</text:p>
      <text:p text:style-name="P1"/>
      <text:p text:style-name="P6">Nos vamos al puerto que indica y ponemos por ejemplo 10 usuarios y de port el 5000 (donde se esta ejecutando la aplicación )</text:p>
      <text:p text:style-name="P6"/>
      <text:p text:style-name="P6"><text:span text:style-name="T2">Test selenium</text:span> </text:p>
      <text:p text:style-name="P6"/>
      <text:p text:style-name="P7"><text:span text:style-name="T3">Si sale error </text:span><text:bookmark text:name="Error_THIRD_PARTY_NOTICES"/>THIRD_PARTY_NOTICES</text:p>
      <text:p text:style-name="P6"/>
      <text:p text:style-name="P3">pip uninstall webdriver-manager</text:p>
      <text:p text:style-name="Preformatted_20_Text">rm ~/.wdm/ -r</text:p>
      <text:p text:style-name="P2">pip install webdriver-manager</text:p>
      <text:p text:style-name="P6">Ejecutar <text:line-break/>pytest app/modules/notepad/tests/test_selenium.p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9:09:04.666033438</meta:creation-date>
    <dc:date>2025-01-07T11:34:54.865616558</dc:date>
    <meta:editing-duration>PT2H28M47S</meta:editing-duration>
    <meta:editing-cycles>2</meta:editing-cycles>
    <meta:generator>LibreOffice/7.5.9.2$Linux_X86_64 LibreOffice_project/50$Build-2</meta:generator>
    <meta:document-statistic meta:table-count="0" meta:image-count="0" meta:object-count="0" meta:page-count="1" meta:paragraph-count="18" meta:word-count="109" meta:character-count="850" meta:non-whitespace-character-count="745"/>
  </office:meta>
</office:document-meta>
</file>